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Zen Hei" svg:font-family="'WenQuanYi Zen 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fe3db" officeooo:paragraph-rsid="000fe3d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WenQuanYi Zen Hei" fo:font-size="16pt" fo:font-weight="bold" officeooo:rsid="000e1b97" officeooo:paragraph-rsid="000e1b9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WenQuanYi Zen Hei" fo:font-size="16pt" fo:font-weight="bold" officeooo:rsid="000e1b97" officeooo:paragraph-rsid="000fe3db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WenQuanYi Zen Hei" fo:font-size="16pt" fo:font-weight="bold" officeooo:rsid="000e1b97" officeooo:paragraph-rsid="00128c88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WenQuanYi Zen Hei" fo:font-size="16pt" fo:font-weight="bold" officeooo:rsid="000e1b97" officeooo:paragraph-rsid="00144cac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WenQuanYi Zen Hei" fo:font-size="16pt" fo:font-weight="bold" officeooo:rsid="000e1b97" officeooo:paragraph-rsid="00153b91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WenQuanYi Zen Hei" fo:font-size="16pt" fo:font-weight="bold" officeooo:rsid="00128c88" officeooo:paragraph-rsid="00128c88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WenQuanYi Zen Hei" fo:font-size="16pt" fo:font-weight="bold" officeooo:rsid="00144cac" officeooo:paragraph-rsid="00144cac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WenQuanYi Zen Hei" fo:font-size="16pt" fo:font-weight="bold" officeooo:rsid="0017aacd" officeooo:paragraph-rsid="0017aac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WenQuanYi Zen Hei" fo:font-size="16pt" fo:font-weight="normal" officeooo:rsid="000e1b97" officeooo:paragraph-rsid="000e1b97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WenQuanYi Zen Hei" fo:font-size="16pt" fo:font-weight="normal" officeooo:rsid="000e1b97" officeooo:paragraph-rsid="00128c88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WenQuanYi Zen Hei" fo:font-size="16pt" fo:font-weight="normal" officeooo:rsid="000fe3db" officeooo:paragraph-rsid="000fe3db" style:font-size-asian="16pt" style:font-weight-asian="normal" style:font-size-complex="16pt" style:font-weight-complex="normal"/>
    </style:style>
    <style:style style:name="P13" style:family="paragraph">
      <style:paragraph-properties fo:margin-left="0in" fo:margin-right="0in" fo:margin-top="0in" fo:margin-bottom="0in" fo:line-height="100%" fo:text-align="center" fo:text-indent="0in"/>
    </style:style>
    <style:style style:name="P14" style:family="paragraph">
      <loext:graphic-properties draw:fill="solid" draw:fill-color="#eeeee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/>
      <style:text-properties fo:font-size="13pt" style:font-size-asian="13pt" style:font-size-complex="13pt"/>
    </style:style>
    <style:style style:name="P1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33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6666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9999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cc99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0f6e21" style:font-size-asian="11.3500003814697pt" style:font-size-complex="13pt"/>
    </style:style>
    <style:style style:name="T3" style:family="text">
      <style:text-properties fo:font-size="13pt" officeooo:rsid="00128c88" style:font-size-asian="11.3500003814697pt" style:font-size-complex="13pt"/>
    </style:style>
    <style:style style:name="T4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128c88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0f6e21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144cac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153b91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6587f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17aacd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128c88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44cac" style:font-size-asian="13pt" style:font-weight-asian="normal" style:font-size-complex="13pt" style:font-weight-complex="normal"/>
    </style:style>
    <style:style style:name="T13" style:family="text">
      <style:text-properties fo:font-size="13pt" officeooo:rsid="00128c88" style:font-size-asian="13pt" style:font-size-complex="13pt"/>
    </style:style>
    <style:style style:name="T14" style:family="text">
      <style:text-properties fo:font-size="11pt" style:font-name-asian="WenQuanYi Zen Hei" style:font-size-asian="11pt" style:font-size-complex="11pt"/>
    </style:style>
    <style:style style:name="T15" style:family="text">
      <style:text-properties officeooo:rsid="00128c88"/>
    </style:style>
    <style:style style:name="T16" style:family="text">
      <style:text-properties style:font-name="Times New Roman" fo:font-size="13pt" officeooo:rsid="00153b91" style:font-size-asian="11.3500003814697pt" style:font-size-complex="13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top" draw:auto-grow-height="false" fo:min-height="3.5043in" fo:min-width="4.9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937in" fo:min-width="0.6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937in" fo:min-width="0.7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736in" fo:min-width="0.6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736in" fo:min-width="0.5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811in" fo:min-width="0.6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272in" fo:min-width="0.6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17in" fo:min-width="0.74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417in" fo:min-width="0.7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17in" fo:min-width="0.7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3333" draw:textarea-horizontal-align="justify" draw:textarea-vertical-align="middle" draw:auto-grow-height="false" fo:min-height="0.24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3333" draw:textarea-horizontal-align="justify" draw:textarea-vertical-align="middle" draw:auto-grow-height="false" fo:min-height="0.279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ffff" draw:textarea-horizontal-align="justify" draw:textarea-vertical-align="middle" draw:auto-grow-height="false" fo:min-height="0.5516in" fo:min-width="3.4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66" draw:textarea-horizontal-align="justify" draw:textarea-vertical-align="middle" draw:auto-grow-height="false" fo:min-height="0.2902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6666" draw:textarea-horizontal-align="justify" draw:textarea-vertical-align="middle" draw:auto-grow-height="false" fo:min-height="0.2583in" fo:min-width="0.0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6666" draw:textarea-horizontal-align="justify" draw:textarea-vertical-align="middle" draw:auto-grow-height="false" fo:min-height="0.2583in" fo:min-width="0.0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ffff" draw:textarea-horizontal-align="justify" draw:textarea-vertical-align="middle" draw:auto-grow-height="false" fo:min-height="0.5327in" fo:min-width="3.36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66" draw:textarea-horizontal-align="justify" draw:textarea-vertical-align="middle" draw:auto-grow-height="false" fo:min-height="0.1925in" fo:min-width="0.4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6666" draw:textarea-horizontal-align="justify" draw:textarea-vertical-align="middle" draw:auto-grow-height="false" fo:min-height="0.2484in" fo:min-width="0.0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6666" draw:textarea-horizontal-align="justify" draw:textarea-vertical-align="middle" draw:auto-grow-height="false" fo:min-height="0.2484in" fo:min-width="0.0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917in" fo:min-width="0.4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791in" fo:min-width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46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1.2516in" fo:min-width="0.5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00" draw:textarea-horizontal-align="justify" draw:textarea-vertical-align="middle" draw:auto-grow-height="false" fo:min-height="0.2193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791in" fo:min-width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46in" fo:min-width="0.4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917in" fo:min-width="0.4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题目 </text:p>
      <text:p text:style-name="P10"><text:tab/><text:span text:style-name="T14">城市</text:span><text:span text:style-name="T1">天气查询</text:span></text:p>
      <text:p text:style-name="P2">前言</text:p>
      <text:p text:style-name="P2"><text:tab/><text:span text:style-name="T4">询天气一直是人们关注的焦点，</text:span></text:p>
      <text:p text:style-name="P2">系统设计思路<text:tab/></text:p>
      <text:p text:style-name="P10"><text:span text:style-name="T1"><text:tab/>整体我只需要实现两层，姑且称为</text:span><text:span text:style-name="T2">presentation layer( C++ ), business layer ( C ), <text:s/>server layer及及以下由api提供方实现了。</text:span></text:p>
      <text:p text:style-name="P10"><text:span text:style-name="T2"><text:tab/>如果按互联网协议栈来看，我是只需要实现应用层， 传输层以及以下由api提供方实现，虽然也不全是，因为提供方是用http协议，然后还用json作为格式， 所以这么看其实很繁杂，如果api提供的是更加底层一点的数据，看起来就没那么别扭了。</text:span></text:p>
      <text:p text:style-name="P10"><text:span text:style-name="T2"/></text:p>
      <text:p text:style-name="P10"><text:span text:style-name="T2"/></text:p>
      <text:p text:style-name="P1"><text:span text:style-name="T2">Big</text:span><text:span text:style-name="T1"> Picture</text:span></text:p>
      <text:p text:style-name="P12"><text:span text:style-name="T1"/></text:p>
      <text:p text:style-name="P4"><draw:g text:anchor-type="paragraph" draw:z-index="1" draw:style-name="gr14"><draw:custom-shape draw:style-name="gr15" draw:text-style-name="P17" svg:width="1.3343in" svg:height="0.8776in" svg:x="2.7846in" svg:y="2.5555in"><text:p text:style-name="P13"><text:span text:style-name="T17">json(http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7" svg:width="1.2894in" svg:height="1.0461in" svg:x="2.8508in" svg:y="1.1992in"><text:p text:style-name="P13"><text:span text:style-name="T17">业务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7" svg:width="1.3551in" svg:height="0.8776in" svg:x="2.8067in" svg:y="0.0126in"><text:p text:style-name="P13"><text:span text:style-name="T17">展示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19" svg:width="0.3398in" svg:height="0.4248in" svg:x="3.2685in" svg:y="2.1815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9" draw:text-style-name="P19" svg:width="0.3878in" svg:height="0.4717in" svg:x="3.2685in" svg:y="0.814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text:span text:style-name="T1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2"><text:tab/><text:tab/></text:span><text:span text:style-name="T13">业务层(C语言实现)就是完成：</text:span></text:p>
      <text:p text:style-name="P11"><text:span text:style-name="T3"><text:tab/>1.</text:span><text:span text:style-name="T2"><text:tab/>展示层发送查找的数据</text:span><text:span text:style-name="T3">，由其完成处理(build_request)，使其满足api调用的规范，具体就是添加api的服务器url, 并完成一些细化的要求，比如语言。总之这一部分就是字符串处理为主。然后调用下层接口。</text:span></text:p>
      <text:p text:style-name="P4"><text:span text:style-name="T11"><text:tab/>2.<text:tab/>由网络而来的数据(json)格式，我们需要parse，这里由json.org提供一个json_parser, 然后再紧接着，几个处理，完成展示层需要的天气数据。调用接口，通知上层。</text:span></text:p>
      <text:p text:style-name="P4"><text:span text:style-name="T11"/></text:p>
      <text:p text:style-name="P4"><text:soft-page-break/><text:span text:style-name="T11"><text:tab/><text:tab/>展示层</text:span><text:span text:style-name="T12">( C++实现 ）就是完成：</text:span></text:p>
      <text:p text:style-name="P5"><text:span text:style-name="T12"><text:tab/></text:span><text:span text:style-name="T5">1.</text:span><text:span text:style-name="T6"><text:tab/>美观的界面</text:span></text:p>
      <text:p text:style-name="P5"><text:span text:style-name="T6"><text:tab/></text:span><text:span text:style-name="T7">2.<text:tab/>能对下层发送的事件进行处理并展示</text:span></text:p>
      <text:p text:style-name="P5"><text:span text:style-name="T7"><text:tab/>3. <text:tab/>主要完成一些信号和槽的设计，搜索框 切换天气图标…</text:span></text:p>
      <text:p text:style-name="P5"><text:span text:style-name="T7"><text:tab/></text:span></text:p>
      <text:p text:style-name="P5"><text:span text:style-name="T7">为了使用户界面反应迅速，是不可能让其睡眠等待，所以使用线程，让底层完成数据的处理之后，发送事件通知，这时候界面才响应并作一定的处理。这样的界面用户体验更好</text:span><text:span text:style-name="T9">。</text:span></text:p>
      <text:p text:style-name="P5"><text:span text:style-name="T7"/></text:p>
      <text:p text:style-name="P5"><text:span text:style-name="T7"/></text:p>
      <text:p text:style-name="P5"><draw:g text:anchor-type="paragraph" draw:z-index="2" draw:style-name="gr1"><draw:custom-shape draw:style-name="gr20" draw:text-style-name="P20" svg:width="3.6504in" svg:height="0.6504in" svg:x="1.4in" svg:y="3.25in"><text:p text:style-name="P13"><text:span text:style-name="T17">result list</text:span></text:p><draw:enhanced-geometry svg:viewBox="0 0 21600 21600" draw:type="rectangle" draw:enhanced-path="M 0 0 L 21600 0 21600 21600 0 21600 0 0 Z N"/></draw:custom-shape><draw:custom-shape draw:style-name="gr21" draw:text-style-name="P21" svg:width="1.0004in" svg:height="0.5504in" svg:x="0.05in" svg:y="2.7in"><text:p text:style-name="P13"><text:span text:style-name="T18">thread_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22" svg:width="0.228in" svg:height="0.3571in" svg:x="1.5902in" svg:y="3.4126in"><text:p/><draw:enhanced-geometry svg:viewBox="0 0 21600 21600" draw:type="rectangle" draw:enhanced-path="M 0 0 L 21600 0 21600 21600 0 21600 0 0 Z N"/></draw:custom-shape><draw:custom-shape draw:style-name="gr23" draw:text-style-name="P22" svg:width="0.228in" svg:height="0.3571in" svg:x="1.9327in" svg:y="3.4126in"><text:p/><draw:enhanced-geometry svg:viewBox="0 0 21600 21600" draw:type="rectangle" draw:enhanced-path="M 0 0 L 21600 0 21600 21600 0 21600 0 0 Z N"/></draw:custom-shape><draw:custom-shape draw:style-name="gr24" draw:text-style-name="P20" svg:width="3.565in" svg:height="0.6315in" svg:x="1.4854in" svg:y="0.5366in"><text:p text:style-name="P13"><text:span text:style-name="T17">query list</text:span></text:p><draw:enhanced-geometry svg:viewBox="0 0 21600 21600" draw:type="rectangle" draw:enhanced-path="M 0 0 L 21600 0 21600 21600 0 21600 0 0 Z N"/></draw:custom-shape><draw:custom-shape draw:style-name="gr25" draw:text-style-name="P21" svg:width="0.8543in" svg:height="0.4106in" svg:x="0in" svg:y="1.3898in"><text:p text:style-name="P13"><text:span text:style-name="T18">thread_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22" svg:width="0.2232in" svg:height="0.3476in" svg:x="1.6339in" svg:y="0.6945in"><text:p/><draw:enhanced-geometry svg:viewBox="0 0 21600 21600" draw:type="rectangle" draw:enhanced-path="M 0 0 L 21600 0 21600 21600 0 21600 0 0 Z N"/></draw:custom-shape><draw:custom-shape draw:style-name="gr27" draw:text-style-name="P22" svg:width="0.2232in" svg:height="0.3476in" svg:x="1.9307in" svg:y="0.6945in"><text:p/><draw:enhanced-geometry svg:viewBox="0 0 21600 21600" draw:type="rectangle" draw:enhanced-path="M 0 0 L 21600 0 21600 21600 0 21600 0 0 Z N"/></draw:custom-shape><draw:line draw:style-name="gr28" draw:text-style-name="P18" svg:x1="1.448in" svg:y1="0.8839in" svg:x2="0.7425in" svg:y2="1.4524in"><text:p/></draw:line><draw:custom-shape draw:style-name="gr29" draw:text-style-name="P23" svg:width="0.8551in" svg:height="0.4098in" svg:x="0.0366in" svg:y="0in"><text:p text:style-name="P13"><text:span text:style-name="T18">AP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0" draw:text-style-name="P18" svg:x1="0.8913in" svg:y1="0.189in" svg:x2="1.4854in" svg:y2="0.5362in"><text:p/></draw:line><draw:custom-shape draw:style-name="gr31" draw:text-style-name="P24" svg:width="0.8004in" svg:height="0.4504in" svg:x="1.85in" svg:y="1.7in"><text:p text:style-name="P13"><text:span text:style-name="T19">build_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25" svg:width="0.5004in" svg:height="0.2504in" svg:x="1.1in" svg:y="2.85in"><text:p text:style-name="P13"><text:span text:style-name="T18">fetc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3" draw:text-style-name="P18" svg:x1="0.85in" svg:y1="1.5996in" svg:x2="1.9in" svg:y2="1.9496in"><text:p/></draw:line><draw:line draw:style-name="gr34" draw:text-style-name="P18" svg:x1="2.65in" svg:y1="1.9496in" svg:x2="3.05in" svg:y2="1.9496in"><text:p/></draw:line><draw:custom-shape draw:style-name="gr35" draw:text-style-name="P17" svg:width="0.8004in" svg:height="0.4004in" svg:x="3in" svg:y="1.75in"><text:p text:style-name="P13"><text:span text:style-name="T17">..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6" draw:text-style-name="P18" svg:x1="3.8in" svg:y1="1.9496in" svg:x2="4.35in" svg:y2="1.9496in"><text:p/></draw:line><draw:custom-shape draw:style-name="gr37" draw:text-style-name="P26" svg:width="0.7504in" svg:height="1.3504in" svg:x="4.4in" svg:y="1.55in"><text:p text:style-name="P13"><text:span text:style-name="T19">internet</text:span></text:p><draw:enhanced-geometry svg:viewBox="0 0 21600 21600" draw:type="rectangle" draw:enhanced-path="M 0 0 L 21600 0 21600 21600 0 21600 0 0 Z N"/></draw:custom-shape><draw:custom-shape draw:style-name="gr38" draw:text-style-name="P27" svg:width="0.8004in" svg:height="0.4504in" svg:x="3.2in" svg:y="2.55in"><text:p text:style-name="P13"><text:span text:style-name="T18">libcur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9" draw:text-style-name="P18" svg:x1="4.4in" svg:y1="2.6496in" svg:x2="3.95in" svg:y2="2.7996in"><text:p/></draw:line><draw:line draw:style-name="gr40" draw:text-style-name="P18" svg:x1="3.6in" svg:y1="2.9996in" svg:x2="3.5in" svg:y2="3.2996in"><text:p/></draw:line><draw:line draw:style-name="gr41" draw:text-style-name="P18" svg:x1="1.4in" svg:y1="3.4496in" svg:x2="0.85in" svg:y2="3.1496in"><text:p/></draw:line><draw:custom-shape draw:style-name="gr42" draw:text-style-name="P25" svg:width="0.5004in" svg:height="0.2504in" svg:x="0.55in" svg:y="0.95in"><text:p text:style-name="P13"><text:span text:style-name="T18">fetc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24" svg:width="0.9004in" svg:height="0.4504in" svg:x="0.25in" svg:y="4.15in"><text:p text:style-name="P13"><text:span text:style-name="T19">parse(json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4" draw:text-style-name="P18" svg:x1="0.55in" svg:y1="3.2496in" svg:x2="0.7in" svg:y2="4.1496in"><text:p/></draw:line><draw:line draw:style-name="gr45" draw:text-style-name="P18" svg:x1="1.15in" svg:y1="4.3996in" svg:x2="1.55in" svg:y2="4.3996in"><text:p/></draw:line><draw:custom-shape draw:style-name="gr46" draw:text-style-name="P16" svg:width="0.8504in" svg:height="0.4004in" svg:x="1.55in" svg:y="4.2in"><text:p text:style-name="P13"><text:span text:style-name="T18">buil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7" draw:text-style-name="P18" svg:x1="2.4in" svg:y1="4.3996in" svg:x2="3.3in" svg:y2="4.4996in"><text:p/></draw:line><draw:custom-shape draw:style-name="gr48" draw:text-style-name="P23" svg:width="0.8543in" svg:height="0.4098in" svg:x="3.2957in" svg:y="4.3in"><text:p text:style-name="P13"><text:span text:style-name="T18">AP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T7"/></text:p>
      <text:p text:style-name="P5"><text:span text:style-name="T7"/></text:p>
      <text:p text:style-name="P8"><text:span text:style-name="T4">thread_1:</text:span></text:p>
      <text:p text:style-name="P8"><text:span text:style-name="T4"><text:tab/>当上层调用send_query() 即发送查询请求，只需要把请求的数据放在query_list，便可以立即返回，这是</text:span><text:span text:style-name="T1">没有阻塞</text:span><text:span text:style-name="T4">的，所以用户界面不会卡顿，当然完全可以让用户界面直接用一个线程完成全部操作( 但是数据传递会有一点问题？ )，我这是其中一种办法。</text:span></text:p>
      <text:p text:style-name="P8"><text:span text:style-name="T4"/></text:p>
      <text:p text:style-name="P8"><text:span text:style-name="T4"><text:tab/></text:span></text:p>
      <text:p text:style-name="P6"><text:span text:style-name="T8">build: <text:s/>就是完成数据的处理，接着就可以发送到Internet了。当</text:span><text:span text:style-name="T16">libcurl </text:span><text:span text:style-name="T8">完成数据发送并接受到服务器的应答，直接把数据放回到result_list. 这时候线程的工作完成，继续查看query_list 处理上</text:span><text:soft-page-break/><text:span text:style-name="T8">层的数据。</text:span></text:p>
      <text:p text:style-name="P6"><text:span text:style-name="T8"/></text:p>
      <text:p text:style-name="P6"><text:span text:style-name="T8">thread_2:</text:span></text:p>
      <text:p text:style-name="P6"><text:span text:style-name="T8"><text:tab/>这个线程很容易想到，线程1最后面干的事情就是把网络来到的</text:span><text:span text:style-name="T9">raw</text:span><text:span text:style-name="T8">数据</text:span><text:span text:style-name="T9">放在的result_list,线程2就是把数据cook，然后通知上层，其中涉及到js数据的解析。</text:span><text:span text:style-name="T8"><text:tab/></text:span><text:span text:style-name="T7"><text:tab/></text:span></text:p>
      <text:p text:style-name="P5"/>
      <text:p text:style-name="P4"/>
      <text:p text:style-name="P4"><text:span text:style-name="T15">系统设计过程</text:span></text:p>
      <text:p text:style-name="P4"><text:span text:style-name="T11"/></text:p>
      <text:p text:style-name="P2"/>
      <text:p text:style-name="P7"><draw:g text:anchor-type="paragraph" draw:z-index="0" draw:style-name="gr1"><draw:custom-shape draw:style-name="gr2" draw:text-style-name="P14" svg:width="5.1504in" svg:height="3.6031in" svg:x="0.3937in" svg:y="0.1008in"><text:p text:style-name="P13"><text:span text:style-name="T17"/></text:p><text:p text:style-name="P13"><text:span text:style-name="T17"/></text:p><text:p text:style-name="P13"><text:span text:style-name="T17"/></text:p><text:p text:style-name="P13"><text:span text:style-name="T17"/></text:p><text:p text:style-name="P13"><text:span text:style-name="T17">业务层</text:span></text:p><draw:enhanced-geometry svg:viewBox="0 0 21600 21600" draw:type="rectangle" draw:enhanced-path="M 0 0 L 21600 0 21600 21600 0 21600 0 0 Z N"/></draw:custom-shape><draw:custom-shape draw:style-name="gr3" draw:text-style-name="P16" svg:width="1.1335in" svg:height="0.6969in" svg:x="3.8953in" svg:y="2.0488in"><text:p text:style-name="P15"><text:span text:style-name="T18">json_pars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7" svg:width="1.2705in" svg:height="0.6969in" svg:x="2.4193in" svg:y="2.8906in"><text:p text:style-name="P13"><text:span text:style-name="T17">libcur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6" svg:width="1.1677in" svg:height="0.6685in" svg:x="4.1701in" svg:y="1.1189in"><text:p text:style-name="P15"><text:span text:style-name="T18">build_resul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7" svg:width="1.065in" svg:height="0.6685in" svg:x="1.0799in" svg:y="1.148in"><text:p text:style-name="P13"><text:span text:style-name="T18">build_reques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8" svg:x1="1.5953in" svg:y1="1.8449in" svg:x2="2.385in" svg:y2="3.2969in"><text:p/></draw:line><draw:line draw:style-name="gr8" draw:text-style-name="P18" svg:x1="3.4835in" svg:y1="2.948in" svg:x2="4.1016in" svg:y2="2.6287in"><text:p/></draw:line><draw:line draw:style-name="gr9" draw:text-style-name="P18" svg:x1="4.4791in" svg:y1="2.0484in" svg:x2="4.7882in" svg:y2="1.7583in"><text:p/></draw:line><draw:custom-shape draw:style-name="gr10" draw:text-style-name="P17" svg:width="1.2071in" svg:height="0.537in" svg:x="0.9972in" svg:y="0.1772in"><text:p text:style-name="P13"><text:span text:style-name="T17">interfa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7" svg:width="1.2079in" svg:height="0.4606in" svg:x="3.9744in" svg:y="0.1772in"><text:p text:style-name="P13"><text:span text:style-name="T17">interfa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2" draw:text-style-name="P18" svg:x1="1.6004in" svg:y1="0.7142in" svg:x2="1.6406in" svg:y2="1.2126in"><text:p/></draw:line><draw:line draw:style-name="gr13" draw:text-style-name="P18" svg:x1="4.7791in" svg:y1="1.0976in" svg:x2="4.5378in" svg:y2="0.5992in"><text:p/></draw:line></draw:g><text:span text:style-name="T4">libcurl: 库，实现http协议，对指定的url进行post, get, put...等等操作，是通往传输层的接口。</text:span></text:p>
      <text:p text:style-name="P7"><text:span text:style-name="T4"/></text:p>
      <text:p text:style-name="P7"><text:span text:style-name="T4">json_parser: 实现对json格式的文件解析，使之变为C语言中的数据。</text:span></text:p>
      <text:p text:style-name="P7"><text:span text:style-name="T4"/></text:p>
      <text:p text:style-name="P7"><text:span text:style-name="T4">build_result: 处理后的json，在这里进行组装，变成展示层需要的数据结构。</text:span></text:p>
      <text:p text:style-name="P7"><text:span text:style-name="T4"/></text:p>
      <text:p text:style-name="P7"><text:span text:style-name="T4">build_request: 把展示层的数据进行处理，使之能被远程的server处理。</text:span></text:p>
      <text:p text:style-name="P7"><text:span text:style-name="T4"/></text:p>
      <text:p text:style-name="P7"><text:span text:style-name="T4">传递的数据结构</text:span><text:span text:style-name="T10">：</text:span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9"><text:soft-page-break/><text:span text:style-name="T4">struct query {</text:span></text:p>
      <text:p text:style-name="P9"><text:span text:style-name="T4">};</text:span></text:p>
      <text:p text:style-name="P9"><text:span text:style-name="T4"/></text:p>
      <text:p text:style-name="P9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2"/>
      <text:p text:style-name="P2"/>
      <text:p text:style-name="P10"><text:span text:style-name="T1">询</text:span></text:p>
      <text:p text:style-name="P2">系统测试情况</text:p>
      <text:p text:style-name="P10"><text:span text:style-name="T1">询</text:span></text:p>
      <text:p text:style-name="P2">系统优点及改进</text:p>
      <text:p text:style-name="P10"><text:span text:style-name="T1">询</text:span></text:p>
      <text:p text:style-name="P2">参考文献</text:p>
      <text:p text:style-name="P10"><text:span text:style-name="T1">询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Zen Hei" svg:font-family="'WenQuanYi Zen 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23:51.099565528</meta:creation-date>
    <dc:date>2017-10-23T18:22:25.407787567</dc:date>
    <meta:editing-duration>PT22M36S</meta:editing-duration>
    <meta:editing-cycles>6</meta:editing-cycles>
    <meta:generator>LibreOffice/5.0.6.2$Linux_X86_64 LibreOffice_project/00$Build-2</meta:generator>
    <meta:document-statistic meta:table-count="0" meta:image-count="0" meta:object-count="0" meta:page-count="4" meta:paragraph-count="38" meta:word-count="870" meta:character-count="1220" meta:non-whitespace-character-count="1158"/>
  </office:meta>
</office:document-meta>
</file>